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officeooo:paragraph-rsid="001dd936"/>
    </style:style>
    <style:style style:name="P3" style:family="paragraph" style:parent-style-name="Heading_20_1">
      <style:text-properties style:font-name="P052" officeooo:rsid="001acb99" officeooo:paragraph-rsid="001acb99"/>
    </style:style>
    <style:style style:name="P4" style:family="paragraph" style:parent-style-name="Heading_20_2">
      <style:text-properties style:font-name="P052" officeooo:rsid="001dd936"/>
    </style:style>
    <style:style style:name="P5" style:family="paragraph" style:parent-style-name="Heading_20_2">
      <style:text-properties officeooo:paragraph-rsid="00265b03"/>
    </style:style>
    <style:style style:name="T1" style:family="text">
      <style:text-properties style:font-name="P052"/>
    </style:style>
    <style:style style:name="T2" style:family="text">
      <style:text-properties style:font-name="P052" officeooo:rsid="001dd936"/>
    </style:style>
    <style:style style:name="T3" style:family="text">
      <style:text-properties style:font-name="P052" officeooo:rsid="0025ce67"/>
    </style:style>
    <style:style style:name="T4" style:family="text">
      <style:text-properties style:font-name="P052" officeooo:rsid="00265b03"/>
    </style:style>
    <style:style style:name="T5" style:family="text">
      <style:text-properties style:font-name="Source Code Pro Medium" fo:font-weight="normal" style:font-weight-asian="normal" style:font-weight-complex="normal"/>
    </style:style>
    <style:style style:name="T6" style:family="text">
      <style:text-properties officeooo:rsid="00255aa6"/>
    </style:style>
    <style:style style:name="T7" style:family="text">
      <style:text-properties officeooo:rsid="00265b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ssignment – <text:span text:style-name="T7">11</text:span></text:h>
      <text:p text:style-name="P1"/>
      <text:p text:style-name="P2"><text:span text:style-name="T1">1. </text:span><text:span text:style-name="T4">Graph Coloring Problem</text:span></text:p>
      <text:p text:style-name="P2"/>
      <text:h text:style-name="P4" text:outline-level="2">Algorithm: </text:h>
      <text:p text:style-name="Preformatted_20_Text">1. Arrange the vertices of the graph in some order. <text:span text:style-name="T5"/></text:p>
      <text:p text:style-name="Preformatted_20_Text">2. Choose the first vertex and color it with the first color. <text:span text:style-name="T5"/></text:p>
      <text:p text:style-name="Preformatted_20_Text">3. Choose the next vertex and color it with the lowest numbered color that has not been <text:span text:style-name="T5"/></text:p>
      <text:p text:style-name="Preformatted_20_Text">colored on any vertices adjacent to it. If all the adjacent vertices are colored with this color, <text:span text:style-name="T5"/></text:p>
      <text:p text:style-name="Preformatted_20_Text">assign a new color to it. Repeat this step until all the vertices are colored.<text:span text:style-name="T5"/></text:p>
      <text:h text:style-name="P5" text:outline-level="2"><text:span text:style-name="T2">Program:</text:span><text:span text:style-name="T1"> </text:span></text:h>
      <text:p text:style-name="Preformatted_20_Text">#include &lt;stdbool.h&gt;</text:p>
      <text:p text:style-name="Preformatted_20_Text">#include &lt;stdio.h&gt;</text:p>
      <text:p text:style-name="Preformatted_20_Text"/>
      <text:p text:style-name="Preformatted_20_Text">#define V 4</text:p>
      <text:p text:style-name="Preformatted_20_Text"/>
      <text:p text:style-name="Preformatted_20_Text">void printSolution (int color[]);</text:p>
      <text:p text:style-name="Preformatted_20_Text"/>
      <text:p text:style-name="Preformatted_20_Text">bool isSafe (bool graph[V][V], int color[]) {</text:p>
      <text:p text:style-name="Preformatted_20_Text"><text:s text:c="2"/>for (int i = 0; i &lt; V; i++)</text:p>
      <text:p text:style-name="Preformatted_20_Text"><text:s text:c="4"/>for (int j = i + 1; j &lt; V; j++)</text:p>
      <text:p text:style-name="Preformatted_20_Text"><text:s text:c="6"/>if (graph[i][j] &amp;&amp; color[j] == color[i])</text:p>
      <text:p text:style-name="Preformatted_20_Text"><text:tab/>return false;</text:p>
      <text:p text:style-name="Preformatted_20_Text"><text:s text:c="2"/>return true;</text:p>
      <text:p text:style-name="Preformatted_20_Text">}</text:p>
      <text:p text:style-name="Preformatted_20_Text"/>
      <text:p text:style-name="Preformatted_20_Text">bool graphColoring (bool graph[V][V], int m, int i, int color[V]) {</text:p>
      <text:p text:style-name="Preformatted_20_Text"><text:s text:c="2"/>if (i == V)</text:p>
      <text:p text:style-name="Preformatted_20_Text"><text:s text:c="4"/>{</text:p>
      <text:p text:style-name="Preformatted_20_Text"><text:s text:c="6"/>if (isSafe (graph, color))</text:p>
      <text:p text:style-name="Preformatted_20_Text"><text:tab/>{</text:p>
      <text:p text:style-name="Preformatted_20_Text"><text:tab/> <text:s/>printSolution (color);</text:p>
      <text:p text:style-name="Preformatted_20_Text"><text:tab/> <text:s/>return true;</text:p>
      <text:p text:style-name="Preformatted_20_Text"><text:tab/>}</text:p>
      <text:p text:style-name="Preformatted_20_Text"><text:s text:c="6"/>return false;</text:p>
      <text:p text:style-name="Preformatted_20_Text"><text:s text:c="4"/>}</text:p>
      <text:p text:style-name="Preformatted_20_Text"><text:s text:c="2"/>for (int j = 1; j &lt;= m; j++)</text:p>
      <text:p text:style-name="Preformatted_20_Text"><text:s text:c="4"/>{</text:p>
      <text:p text:style-name="Preformatted_20_Text"><text:s text:c="6"/>color[i] = j;</text:p>
      <text:p text:style-name="Preformatted_20_Text"><text:s text:c="6"/>if (graphColoring (graph, m, i + 1, color))</text:p>
      <text:p text:style-name="Preformatted_20_Text"><text:tab/>return true;</text:p>
      <text:p text:style-name="Preformatted_20_Text"><text:s text:c="6"/>color[i] = 0;</text:p>
      <text:p text:style-name="Preformatted_20_Text"><text:s text:c="4"/>}</text:p>
      <text:p text:style-name="Preformatted_20_Text"><text:s text:c="2"/>return false;</text:p>
      <text:p text:style-name="Preformatted_20_Text">}</text:p>
      <text:p text:style-name="Preformatted_20_Text"><text:soft-page-break/></text:p>
      <text:p text:style-name="Preformatted_20_Text">void printSolution (int color[]) {</text:p>
      <text:p text:style-name="Preformatted_20_Text"><text:s text:c="2"/>printf ("Solution Exists:" " Following are the assigned colors \n");</text:p>
      <text:p text:style-name="Preformatted_20_Text"><text:s text:c="2"/>for (int i = 0; i &lt; V; i++)</text:p>
      <text:p text:style-name="Preformatted_20_Text"><text:s text:c="4"/>printf (" %d ", color[i]);</text:p>
      <text:p text:style-name="Preformatted_20_Text"><text:s text:c="2"/>printf ("\n");</text:p>
      <text:p text:style-name="Preformatted_20_Text">}</text:p>
      <text:p text:style-name="Preformatted_20_Text"/>
      <text:p text:style-name="Preformatted_20_Text">int main () {</text:p>
      <text:p text:style-name="Preformatted_20_Text"><text:s text:c="2"/>bool graph[V][V] = {</text:p>
      <text:p text:style-name="Preformatted_20_Text"><text:s text:c="4"/>{0, 1, 1, 1},</text:p>
      <text:p text:style-name="Preformatted_20_Text"><text:s text:c="4"/>{1, 0, 1, 0},</text:p>
      <text:p text:style-name="Preformatted_20_Text"><text:s text:c="4"/>{1, 1, 0, 1},</text:p>
      <text:p text:style-name="Preformatted_20_Text"><text:s text:c="4"/>{1, 0, 1, 0},</text:p>
      <text:p text:style-name="Preformatted_20_Text"><text:s text:c="2"/>};</text:p>
      <text:p text:style-name="Preformatted_20_Text"><text:s text:c="2"/>int m = 3;<text:tab/><text:tab/><text:tab/></text:p>
      <text:p text:style-name="Preformatted_20_Text"><text:s text:c="2"/>int color[V];</text:p>
      <text:p text:style-name="Preformatted_20_Text"><text:s text:c="2"/>for (int i = 0; i &lt; V; i++)</text:p>
      <text:p text:style-name="Preformatted_20_Text"><text:s text:c="4"/>color[i] = 0;</text:p>
      <text:p text:style-name="Preformatted_20_Text"><text:s text:c="2"/>if (!graphColoring (graph, m, 0, color))</text:p>
      <text:p text:style-name="Preformatted_20_Text"><text:s text:c="4"/>printf ("Solution does not exist");</text:p>
      <text:p text:style-name="Preformatted_20_Text"><text:s text:c="2"/>return 0;</text:p>
      <text:p text:style-name="Preformatted_20_Text">}</text:p>
      <text:h text:style-name="Heading_20_2" text:outline-level="2">Output: </text:h>
      <text:p text:style-name="Preformatted_20_Text"><text:bookmark text:name="docs-internal-guid-d62bf853-7fff-c094-f854-f51124c5f00a"/>Solution Exists: Following are the assigned colors</text:p>
      <text:p text:style-name="Preformatted_20_Text">1 2 3 2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P052" fo:font-family="P052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Source Code Pro Medium" fo:font-family="'Source Code Pro Medium'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1:35:11.280118989</meta:creation-date>
    <meta:editing-duration>PT1H18M47S</meta:editing-duration>
    <meta:editing-cycles>8</meta:editing-cycles>
    <meta:generator>LibreOffice/7.4.6.2$Linux_X86_64 LibreOffice_project/40$Build-2</meta:generator>
    <dc:title>daa_assignment</dc:title>
    <dc:date>2023-05-16T23:16:45.248907249</dc:date>
    <meta:document-statistic meta:table-count="0" meta:image-count="0" meta:object-count="0" meta:page-count="2" meta:paragraph-count="63" meta:word-count="288" meta:character-count="1566" meta:non-whitespace-character-count="1206"/>
    <meta:template xlink:type="simple" xlink:actuate="onRequest" xlink:title="daa_assignment" xlink:href="../../../../../Templates/daa_assignment.ott" meta:date="2023-05-16T21:35:09.903113520"/>
  </office:meta>
</office:document-meta>
</file>